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paragraph-properties fo:line-height="100%"/>
      <style:text-properties officeooo:rsid="056f87d1" officeooo:paragraph-rsid="057191b6"/>
    </style:style>
    <style:style style:name="P6" style:family="paragraph" style:parent-style-name="Text_20_body">
      <style:text-properties officeooo:paragraph-rsid="0570f993"/>
    </style:style>
    <style:style style:name="P7" style:family="paragraph" style:parent-style-name="Text_20_body">
      <style:text-properties officeooo:rsid="056a94fb" officeooo:paragraph-rsid="057bda9f"/>
    </style:style>
    <style:style style:name="P8" style:family="paragraph" style:parent-style-name="Text_20_body">
      <style:paragraph-properties fo:line-height="100%"/>
      <style:text-properties officeooo:rsid="04af6545" officeooo:paragraph-rsid="04af6545"/>
    </style:style>
    <style:style style:name="P9" style:family="paragraph" style:parent-style-name="Text_20_body">
      <style:text-properties officeooo:rsid="0561464b" officeooo:paragraph-rsid="058fcc10"/>
    </style:style>
    <style:style style:name="P10" style:family="paragraph" style:parent-style-name="Text_20_body">
      <style:text-properties officeooo:rsid="058e149f" officeooo:paragraph-rsid="058e149f"/>
    </style:style>
    <style:style style:name="P11" style:family="paragraph" style:parent-style-name="Text_20_body">
      <style:text-properties officeooo:rsid="0596ca4a" officeooo:paragraph-rsid="0596ca4a"/>
    </style:style>
    <style:style style:name="P12" style:family="paragraph" style:parent-style-name="Text_20_body">
      <style:text-properties officeooo:rsid="0598f261" officeooo:paragraph-rsid="0598f261"/>
    </style:style>
    <style:style style:name="P13" style:family="paragraph" style:parent-style-name="Heading_20_2">
      <style:text-properties officeooo:paragraph-rsid="052ed04f"/>
    </style:style>
    <style:style style:name="P14" style:family="paragraph" style:parent-style-name="Heading_20_2">
      <style:text-properties officeooo:rsid="0569f00d" officeooo:paragraph-rsid="0570f993"/>
    </style:style>
    <style:style style:name="P15" style:family="paragraph" style:parent-style-name="Heading_20_2">
      <style:text-properties officeooo:rsid="05735d0c" officeooo:paragraph-rsid="058b9dbb"/>
    </style:style>
    <style:style style:name="P16" style:family="paragraph" style:parent-style-name="Heading_20_2">
      <style:text-properties officeooo:rsid="05735d0c" officeooo:paragraph-rsid="0596ca4a"/>
    </style:style>
    <style:style style:name="P17" style:family="paragraph" style:parent-style-name="Heading_20_2">
      <style:text-properties officeooo:rsid="05735d0c" officeooo:paragraph-rsid="0575e254"/>
    </style:style>
    <style:style style:name="P18" style:family="paragraph" style:parent-style-name="Heading_20_2">
      <style:text-properties officeooo:paragraph-rsid="05648627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0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22" style:family="paragraph" style:parent-style-name="Text_20_body">
      <style:text-properties officeooo:rsid="059c86c4" officeooo:paragraph-rsid="05a28d3e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59e518c" officeooo:paragraph-rsid="05a28d3e"/>
    </style:style>
    <style:style style:name="P24" style:family="paragraph" style:parent-style-name="Heading_20_1">
      <style:paragraph-properties fo:line-height="100%"/>
      <style:text-properties officeooo:rsid="04af6545" officeooo:paragraph-rsid="04af6545"/>
    </style:style>
    <style:style style:name="P25" style:family="paragraph" style:parent-style-name="Heading_20_2">
      <style:text-properties officeooo:rsid="05735d0c" officeooo:paragraph-rsid="05a28d3e"/>
    </style:style>
    <style:style style:name="P26" style:family="paragraph" style:parent-style-name="Table_20_Contents">
      <style:text-properties fo:font-weight="bold" officeooo:rsid="05a316ce" officeooo:paragraph-rsid="05a316c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59dc5f2" officeooo:paragraph-rsid="05a28d3e"/>
    </style:style>
    <style:style style:name="P28" style:family="paragraph" style:parent-style-name="Table_20_Contents">
      <style:paragraph-properties fo:text-align="center" style:justify-single-word="false" style:writing-mode="rl-tb"/>
      <style:text-properties fo:font-weight="bold" officeooo:rsid="059c86c4" officeooo:paragraph-rsid="05a28d3e" style:font-weight-asian="bold" style:font-weight-complex="bold"/>
    </style:style>
    <style:style style:name="P29" style:family="paragraph" style:parent-style-name="Table_20_Contents">
      <style:paragraph-properties style:writing-mode="rl-tb"/>
      <style:text-properties fo:font-weight="bold" officeooo:rsid="05a316ce" officeooo:paragraph-rsid="05a316ce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 style:writing-mode="rl-tb"/>
      <style:text-properties officeooo:rsid="059dc5f2" officeooo:paragraph-rsid="05a28d3e"/>
    </style:style>
    <style:style style:name="P31" style:family="paragraph" style:parent-style-name="Table_20_Contents">
      <style:paragraph-properties style:writing-mode="rl-tb"/>
      <style:text-properties officeooo:paragraph-rsid="05a28d3e"/>
    </style:style>
    <style:style style:name="T1" style:family="text">
      <style:text-properties officeooo:rsid="05226f8d"/>
    </style:style>
    <style:style style:name="T2" style:family="text">
      <style:text-properties officeooo:rsid="055fb26e"/>
    </style:style>
    <style:style style:name="T3" style:family="text">
      <style:text-properties officeooo:rsid="05609767"/>
    </style:style>
    <style:style style:name="T4" style:family="text">
      <style:text-properties officeooo:rsid="0565f2dc"/>
    </style:style>
    <style:style style:name="T5" style:family="text">
      <style:text-properties officeooo:rsid="056f87d1"/>
    </style:style>
    <style:style style:name="T6" style:family="text">
      <style:text-properties officeooo:rsid="057065d1"/>
    </style:style>
    <style:style style:name="T7" style:family="text">
      <style:text-properties officeooo:rsid="0570f993"/>
    </style:style>
    <style:style style:name="T8" style:family="text">
      <style:text-properties officeooo:rsid="05717f4b"/>
    </style:style>
    <style:style style:name="T9" style:family="text">
      <style:text-properties officeooo:rsid="057bda9f"/>
    </style:style>
    <style:style style:name="T10" style:family="text">
      <style:text-properties officeooo:rsid="057ca7f2"/>
    </style:style>
    <style:style style:name="T11" style:family="text">
      <style:text-properties officeooo:rsid="058b9dbb"/>
    </style:style>
    <style:style style:name="T12" style:family="text">
      <style:text-properties officeooo:rsid="058fcc10"/>
    </style:style>
    <style:style style:name="T13" style:family="text">
      <style:text-properties style:font-name="Times New Roman" fo:font-style="italic" officeooo:rsid="058fcc10" style:font-style-asian="italic" style:font-style-complex="italic"/>
    </style:style>
    <style:style style:name="T14" style:family="text">
      <style:text-properties officeooo:rsid="059160cd"/>
    </style:style>
    <style:style style:name="T15" style:family="text">
      <style:text-properties officeooo:rsid="05984f9a"/>
    </style:style>
    <style:style style:name="T16" style:family="text">
      <style:text-properties officeooo:rsid="0598f261"/>
    </style:style>
    <style:style style:name="T17" style:family="text">
      <style:text-properties officeooo:rsid="059b6338"/>
    </style:style>
    <style:style style:name="T18" style:family="text">
      <style:text-properties officeooo:rsid="05a28d3e"/>
    </style:style>
    <style:style style:name="T19" style:family="text">
      <style:text-properties officeooo:rsid="05a316ce"/>
    </style:style>
    <style:style style:name="T20" style:family="text">
      <style:text-properties officeooo:rsid="05a35b10"/>
    </style:style>
    <style:style style:name="T21" style:family="text">
      <style:text-properties officeooo:rsid="05a531e6"/>
    </style:style>
    <style:style style:name="T22" style:family="text">
      <style:text-properties officeooo:rsid="05a911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1">מטלה</text:span> <text:span text:style-name="T2">7 - חלוקה הוגנת</text:span></text:h>
      <text:p text:style-name="P8">יש לענות על שאלה אחת לבחירתכם. הגשה בזוגות, עד תחילת ההרצאה הבאה.</text:p>
      <text:p text:style-name="P14">שאלה <text:span text:style-name="T7">1</text:span>: <text:span text:style-name="T4">חלוקה אסטרטגית</text:span></text:p>
      <text:p text:style-name="P6">א. הוכיח<text:span text:style-name="T5">ו שאלגוריתם "חתוך ובחר" אינו אמיתי.</text:span></text:p>
      <text:p text:style-name="P5">ב.<text:span text:style-name="T6"> נניח שאתם משחקים במשחק "חתוך ובחר" עם אותו שחקן ועל אותה עוגה, במשך הרבה פעמים. תארו אסטרטגיה שתאפשר לכם להשיג את הערך הגדול ביותר. נסו את האסטרטגיה שלכם בקישור הבא:</text:span></text:p>
      <text:p text:style-name="P5"><text:a xlink:type="simple" xlink:href="http://tora.us.fm/fairness/cake/game-01.html" text:style-name="Internet_20_link" text:visited-style-name="Visited_20_Internet_20_Link"><text:span text:style-name="T6">http://tora.us.fm/fairness/cake/game-01.html</text:span></text:a></text:p>
      <text:p text:style-name="P13">שאלה <text:span text:style-name="T8">2</text:span>: <text:span text:style-name="T3">חלוקת תורנויות (chore division)</text:span></text:p>
      <text:p text:style-name="P9">אמא ואבא נסעו לנופש, והשאירו את <text:span text:style-name="T13">n</text:span> ילדיהם <text:span text:style-name="T12">הגדולים </text:span>לשמור על <text:span text:style-name="T12">התינוקת ה-1+</text:span><text:span text:style-name="T13">n </text:span><text:span text:style-name="T12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3"><text:span text:style-name="T10">א</text:span>. הגדירו בפירוט מהי חלוקה פרופורציונלית ומהי חלוקה ללא-קנאה במצב ז<text:span text:style-name="T10">ה (מדוע זה שונה ממה שלמדנו בכיתה?).</text:span></text:p>
      <text:p text:style-name="P3"><text:span text:style-name="T10">ב</text:span>. כיתבו אלגוריתם המוצא חלוקה פרופורציונלית במצב זה.</text:p>
      <text:p text:style-name="P18">שאלה <text:span text:style-name="T8">3</text:span>: <text:span text:style-name="T4">חלוקה עם זכויות לא שוות (unequal entitlements)</text:span></text:p>
      <text:p text:style-name="P7">עמי ותמי <text:span text:style-name="T9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4"><text:span text:style-name="T10">א</text:span>. הגדירו בפירוט מהי חלוקה פרופורציונלית ומהי חלוקה ללא-קנאה במצב זה.</text:p>
      <text:p text:style-name="P4">ג. כיתבו אלגוריתם המוצא חלוקה פרופורציונלית במצב זה.</text:p>
      <text:p text:style-name="P17">שאלה 4: <text:span text:style-name="T16">שיווי-משקל בחלוקת עוגה</text:span></text:p>
      <text:p text:style-name="P12">שני שחקנים מחלקים עוגה בעזרת אלגוריתם אבן-פז, כלומר: כל אחד מהם מסמן קו המחלק את העוגה לשני חלקים שווים לפי דעתו, והעוגה נחתכת בדיוק באמצע בין שני הקוים.</text:p>
      <text:p text:style-name="P12">א. מה הם כל שיוויי המשקל של משחק זה?</text:p>
      <text:p text:style-name="P12">ב. האם כל שיוויי המשקל יעילים פארטו?</text:p>
      <text:p text:style-name="P15">שאלה <text:span text:style-name="T11">5</text:span>: <text:span text:style-name="T14">שינוי חלוקה קיימת</text:span></text:p>
      <text:p text:style-name="P10"><text:span text:style-name="T14">עמי רמי ו</text:span>תמי <text:span text:style-name="T14">חילקו ביניהם עוגה בצורה פרופורציונלית (כל אחד קיבל לפחות 1/3). <text:s/>הם התיישבו לאכול, אבל לפני שהספיקו - נכנסה צומי וטענה שגם לה מגיע חלק. <text:s text:c="4"/>מיצאו אלגוריתם המשנה את החלוקה הקיימת ויוצר חלוקה חדשה שהיא פרופורציונלית (כל אחד מקבל לפחות 1/4).</text:span></text:p>
      <text:p text:style-name="P16"><text:soft-page-break/>שאלה <text:span text:style-name="T18">6: תיכנות אלגוריתם</text:span></text:p>
      <text:p text:style-name="P11">נניח שרוצים לחלק עוגה המיוצגת ע"י הקטע [0,1]. כל משתתף מיוצג ע"י המחלקה הבאה:</text:p>
      <text:p text:style-name="P19">class Agent {</text:p>
      <text:p text:style-name="P19"><text:tab/>double eval(double x); <text:s/></text:p>
      <text:p text:style-name="P19"><text:s text:c="11"/>// INPUT: <text:s text:c="2"/>x, a number between 0 and 1.</text:p>
      <text:p text:style-name="P19"><text:s text:c="11"/>// OUTPUT: <text:s/>v, the value of [0,x]</text:p>
      <text:p text:style-name="P19"/>
      <text:p text:style-name="P19"><text:tab/>double mark(double v);</text:p>
      <text:p text:style-name="P19"><text:s text:c="11"/>// INPUT: <text:s text:c="2"/>v, a number between 0 and 1.</text:p>
      <text:p text:style-name="P19"><text:s text:c="11"/>// OUTPUT: <text:s/>a number such that the value of [0,x] is v.</text:p>
      <text:p text:style-name="P19">}</text:p>
      <text:p text:style-name="P21">א. כיתבו בשפה לבחירתכם (אפשר גם פסאודו-קוד) את אלגוריתם "חתוך ובחר":</text:p>
      <text:p text:style-name="P19">void cutAndChoose(Agent a, Agent b)</text:p>
      <text:p text:style-name="P21">הפונקציה מקבלת שני שחקנים וכותבת את החלוקה בפורמט הבא (לדוגמה):</text:p>
      <text:p text:style-name="P20">Agent a receives [0,0.3]. <text:s/>Agent b receives [0.3,1].</text:p>
      <text:p text:style-name="P21">ב. כיתבו בשפה לבחירתכם את אלגוריתם "המפחית האחרון":</text:p>
      <text:p text:style-name="P19">void lastDiminisher(Agent[] agents)</text:p>
      <text:p text:style-name="P21">הפונקציה מקבלת מערך של שחקנים וכותבת את החלוקה בפורמט הבא (לדוגמה):</text:p>
      <text:p text:style-name="P20">Agent 0 receives [0,0.3]. <text:span text:style-name="T15"><text:s/></text:span>Agent 1 receives [0.3,0.6]<text:span text:style-name="T15">.</text:span> <text:span text:style-name="T15"><text:s/>Agent 2..</text:span></text:p>
      <text:p text:style-name="P25">שאלה <text:span text:style-name="T22">7: חלוקה הוגנת ויעילה של משאבי מיחשוב</text:span></text:p>
      <text:p text:style-name="P22"><text:span text:style-name="T19">עמי תמי וצומי</text:span> <text:span text:style-name="T19">רוצים </text:span>להשתמש במחשב-העל המחלקתי לצורך ביצוע חישובים מורכבים. <text:span text:style-name="T21">הערך של עמי הוא: 1*כמות הדיסק שהוא מקבל ועוד 2*כמות המעבד שהוא מקבל ועוד 3*כמות הזיכרון שהוא מקבל. הערכים של תמי ושל צומי נקבעים באופן דומה רק עם מספרים שונים, בהתאם לטבלה הבאה: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8">דיסק</text:p>
          </table:table-cell>
          <table:table-cell table:style-name="Table1.A1" office:value-type="string">
            <text:p text:style-name="P28">מעבד</text:p>
          </table:table-cell>
          <table:table-cell table:style-name="Table1.A1" office:value-type="string">
            <text:p text:style-name="P28">זיכרון</text:p>
          </table:table-cell>
          <table:table-cell table:style-name="Table1.D1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0">1</text:p>
          </table:table-cell>
          <table:table-cell table:style-name="Table1.A2" office:value-type="string">
            <text:p text:style-name="P30">2</text:p>
          </table:table-cell>
          <table:table-cell table:style-name="Table1.A2" office:value-type="string">
            <text:p text:style-name="P30">3</text:p>
          </table:table-cell>
          <table:table-cell table:style-name="Table1.D2" office:value-type="string">
            <text:p text:style-name="P29">עמי</text:p>
          </table:table-cell>
        </table:table-row>
        <table:table-row>
          <table:table-cell table:style-name="Table1.A2" office:value-type="string">
            <text:p text:style-name="P30">4</text:p>
          </table:table-cell>
          <table:table-cell table:style-name="Table1.A2" office:value-type="string">
            <text:p text:style-name="P30">5</text:p>
          </table:table-cell>
          <table:table-cell table:style-name="Table1.A2" office:value-type="string">
            <text:p text:style-name="P30">6</text:p>
          </table:table-cell>
          <table:table-cell table:style-name="Table1.D2" office:value-type="string">
            <text:p text:style-name="P29">תמי</text:p>
          </table:table-cell>
        </table:table-row>
        <table:table-row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27">8</text:p>
          </table:table-cell>
          <table:table-cell table:style-name="Table1.A2" office:value-type="string">
            <text:p text:style-name="P27">9</text:p>
          </table:table-cell>
          <table:table-cell table:style-name="Table1.D2" office:value-type="string">
            <text:p text:style-name="P26">צומי</text:p>
          </table:table-cell>
        </table:table-row>
      </table:table>
      <text:p text:style-name="P23"/>
      <text:p text:style-name="P23">כיתבו <text:span text:style-name="T18">פקודה בשפת Mathematica (או בשפה אחרת לבחירתכם) המוצאת חלוקה יעילה-פארטו וללא קנאה של משאבי המיחשוב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04T12:07:49.565660515</dc:date>
    <meta:editing-duration>P10DT10H17M41S</meta:editing-duration>
    <meta:editing-cycles>1284</meta:editing-cycles>
    <meta:document-statistic meta:table-count="1" meta:image-count="0" meta:object-count="0" meta:page-count="2" meta:paragraph-count="58" meta:word-count="526" meta:character-count="2980" meta:non-whitespace-character-count="2448"/>
  </office:meta>
</office:document-meta>
</file>